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fo:color="#999999" officeooo:rsid="0046fbfa" officeooo:paragraph-rsid="0046fbfa"/>
    </style:style>
    <style:style style:name="P2" style:family="paragraph" style:parent-style-name="Footer">
      <style:paragraph-properties fo:text-align="center" style:justify-single-word="false"/>
    </style:style>
    <style:style style:name="P3" style:family="paragraph" style:parent-style-name="Standard">
      <style:text-properties officeooo:rsid="00035905" officeooo:paragraph-rsid="00035905"/>
    </style:style>
    <style:style style:name="P4" style:family="paragraph" style:parent-style-name="Standard">
      <style:text-properties officeooo:rsid="00047909" officeooo:paragraph-rsid="00047909"/>
    </style:style>
    <style:style style:name="P5" style:family="paragraph" style:parent-style-name="Standard">
      <style:text-properties officeooo:rsid="00047909" officeooo:paragraph-rsid="000d4d07"/>
    </style:style>
    <style:style style:name="P6" style:family="paragraph" style:parent-style-name="Standard">
      <style:text-properties officeooo:rsid="00047909" officeooo:paragraph-rsid="00121b1a"/>
    </style:style>
    <style:style style:name="P7" style:family="paragraph" style:parent-style-name="Standard">
      <style:text-properties officeooo:rsid="002af18e" officeooo:paragraph-rsid="002af18e"/>
    </style:style>
    <style:style style:name="P8" style:family="paragraph" style:parent-style-name="Standard">
      <style:text-properties officeooo:rsid="00315a04" officeooo:paragraph-rsid="00315a04"/>
    </style:style>
    <style:style style:name="P9" style:family="paragraph" style:parent-style-name="Standard">
      <style:text-properties officeooo:rsid="000d733c" officeooo:paragraph-rsid="00121b1a"/>
    </style:style>
    <style:style style:name="P10" style:family="paragraph" style:parent-style-name="Standard">
      <style:text-properties officeooo:rsid="00047909" officeooo:paragraph-rsid="006cdf82"/>
    </style:style>
    <style:style style:name="T1" style:family="text">
      <style:text-properties officeooo:rsid="0005de02"/>
    </style:style>
    <style:style style:name="T2" style:family="text">
      <style:text-properties officeooo:rsid="0008eeb8"/>
    </style:style>
    <style:style style:name="T3" style:family="text">
      <style:text-properties officeooo:rsid="000a736e"/>
    </style:style>
    <style:style style:name="T4" style:family="text">
      <style:text-properties officeooo:rsid="000b49e1"/>
    </style:style>
    <style:style style:name="T5" style:family="text">
      <style:text-properties officeooo:rsid="000d483f"/>
    </style:style>
    <style:style style:name="T6" style:family="text">
      <style:text-properties officeooo:rsid="000d4d07"/>
    </style:style>
    <style:style style:name="T7" style:family="text">
      <style:text-properties officeooo:rsid="000d733c"/>
    </style:style>
    <style:style style:name="T8" style:family="text">
      <style:text-properties officeooo:rsid="0028d042"/>
    </style:style>
    <style:style style:name="T9" style:family="text">
      <style:text-properties officeooo:rsid="0029ecaf"/>
    </style:style>
    <style:style style:name="T10" style:family="text">
      <style:text-properties officeooo:rsid="002c2efe"/>
    </style:style>
    <style:style style:name="T11" style:family="text">
      <style:text-properties officeooo:rsid="0058d605"/>
    </style:style>
    <style:style style:name="T12" style:family="text">
      <style:text-properties officeooo:rsid="0058d605" fo:background-color="#ff3333" loext:char-shading-value="0"/>
    </style:style>
    <style:style style:name="T13" style:family="text">
      <style:text-properties officeooo:rsid="0058f9cd"/>
    </style:style>
    <style:style style:name="T14" style:family="text">
      <style:text-properties officeooo:rsid="005ab674"/>
    </style:style>
    <style:style style:name="T15" style:family="text">
      <style:text-properties officeooo:rsid="005d792a"/>
    </style:style>
    <style:style style:name="T16" style:family="text">
      <style:text-properties officeooo:rsid="005f154c"/>
    </style:style>
    <style:style style:name="T17" style:family="text">
      <style:text-properties officeooo:rsid="006f2765"/>
    </style:style>
    <style:style style:name="T18" style:family="text">
      <style:text-properties officeooo:rsid="006fece1"/>
    </style:style>
    <style:style style:name="T19" style:family="text">
      <style:text-properties officeooo:rsid="0070cc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Езици за спецификация</text:p>
      <text:p text:style-name="P3"/>
      <text:h text:style-name="Heading_20_1" text:outline-level="1">1. Същност и особености</text:h>
      <text:p text:style-name="P4"/>
      <text:p text:style-name="P4"><text:tab/><text:span text:style-name="T1">Езиците за спецификация (за хардуерно описание) за разработени за нуждите на проектантска дейност. Първоначално те са разработени за цифрови и програмни схеми след това са стандартизирани, а на по-късен етап са развити и могат да бъдат използвани и за смесени системи т.е. аналогово-цифрови и др. Тези езици имат следните предимства:</text:span></text:p>
      <text:p text:style-name="P4">- <text:span text:style-name="T2">стандартизирани;</text:span></text:p>
      <text:p text:style-name="P4">- <text:span text:style-name="T3">могат да се използват на всички етапи в процеса на проектиране;</text:span></text:p>
      <text:p text:style-name="P5">- <text:span text:style-name="T4">с тяхна помощ могат да се построяват тестове;<text:line-break/>- последователности (вектори), с които да се проверяват решенията на даден етап;<text:line-break/>- могат да се използват по едно и също време (паралелно) от потребителите за решаването на различни задачи;</text:span></text:p>
      <text:p text:style-name="P4">- <text:span text:style-name="T5">могат да се използват за създаване на поведенчески модели и описания =&gt; за решаване на задачата за синтез на структури;</text:span></text:p>
      <text:p text:style-name="P4">- <text:span text:style-name="T6">използват паралелни последователни оператори като в езиците за програмиране;</text:span></text:p>
      <text:p text:style-name="P10">- позволяват<text:span text:style-name="T7"> описание на проектни единици, които могат да бъдат разгледани като работни библиотеки, а когато се получат като готови решения да се използват за вграждане и добавяне в други проекти.</text:span></text:p>
      <text:p text:style-name="P10"/>
      <text:p text:style-name="P10"><text:span text:style-name="T7">Създадените решения позволяват вграждането им в йерархични структури. Едни от най-използваните езици за спецификация са VHDL, Verilog и др.</text:span></text:p>
      <text:p text:style-name="P10"/>
      <text:p text:style-name="P9"><text:tab/>Всяка <text:span text:style-name="T12">проектна</text:span> единица <text:span text:style-name="T11">(</text:span>описания на езика за спецификация<text:span text:style-name="T11">)</text:span> включва извикване <text:span text:style-name="T17">(обръщане)</text:span> на библиотеки, построяване <text:span text:style-name="T13">на</text:span> структурни и поведенче<text:span text:style-name="T13">с</text:span>ки описания на проектираните обекти. Структурните описания представят системите чрез техните структури. Всеки елемент от структурата се дефинира като компонент, задават се неговите портове, определят се сигналите, които постъпват на входните портове, както и се задава интензитета на този компонент. Връзките между отделните компоненти се задава<text:span text:style-name="T18">т</text:span> с карта на връзките. Поведенческите описания представят функционирането на обектите. При тях системите, обектите се разглеждат като дискретни структури и описанието включва изменението на сигналите, които преминават през отделните елементи на тези структури. За целта се използва библиотеката за описание на сигнали, ако е необходимо дефинират се времезакъсненията. Физическите описания са свързани със структурата на обектите, с тяхната топология <text:span text:style-name="T14">(</text:span>с разположението на елементите и връзките по конструктивното поле<text:span text:style-name="T14">)</text:span>. Тези описания могат да се реализират на различни нива на абстракцията. Те<text:span text:style-name="T19">(</text:span>нивата на абстракция или композиция<text:span text:style-name="T19">)</text:span> от своя страна биват:</text:p>
      <text:p text:style-name="P6">- <text:span text:style-name="T8">системно;</text:span></text:p>
      <text:p text:style-name="P6">- <text:span text:style-name="T9">функционално;</text:span></text:p>
      <text:p text:style-name="P6">- <text:span text:style-name="T9">логическо;</text:span></text:p>
      <text:p text:style-name="P6">- <text:span text:style-name="T9">схемно.</text:span></text:p>
      <text:p text:style-name="P6"/>
      <text:p text:style-name="P7"><text:soft-page-break/>На всяко <text:span text:style-name="T15">от</text:span> тези нива се използват различни елементи, за създаване на поведенчески, структурни и геометрични <text:span text:style-name="T16">(</text:span>физични<text:span text:style-name="T16">)</text:span> <text:span text:style-name="T16">описания.</text:span> Например на <text:span text:style-name="T16">схемно</text:span> нив<text:span text:style-name="T16">о</text:span> <text:span text:style-name="T10">за поведенческо описание се използват входно изходни…………………… , за изграждане на структурни описание се използват приборни полупроводникови изводи, а за физическото описание се използва …………... На логическо ниво за изграждане на поведенчески модели се използват булеви модели. За изграждане на структурни описания на логическите елементи. За изграждане на описания – клетки, макроклетки, на функционално ниво за изграждане на поведенчески модели се използват алгоритми, а структурното описание включва процесори, памети и шини. Геометричното описание се задава с общ план на топологията. Поведенческите описания могат да се използват за създаване на структурни описания, когато се реализира задачата за синтез. Най-вече става въпрос за структурен синтез, кои елементи да изграждат структурата. Структурните описания могат да се използват за изграждане на геометрични описания, когато се решава задачата за синтез на топологията.</text:span></text:p>
      <text:p text:style-name="P8"/>
      <text:h text:style-name="Heading_20_1" text:outline-level="1">2. Същност и особености на езика VHDL</text:h>
      <text:p text:style-name="Text_20_body"/>
      <text:h text:style-name="Heading_20_1" text:outline-level="1">3. Структурно описание</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bg" fo:country="BG"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999999" officeooo:rsid="0046fbfa" officeooo:paragraph-rsid="0046fbfa"/>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Модул II Тема 1</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2T12:47:58.484953819</meta:creation-date>
    <dc:date>2017-10-15T13:33:52.650139577</dc:date>
    <meta:editing-duration>PT42M32S</meta:editing-duration>
    <meta:editing-cycles>98</meta:editing-cycles>
    <meta:generator>LibreOffice/5.1.6.2$Linux_X86_64 LibreOffice_project/10m0$Build-2</meta:generator>
    <meta:document-statistic meta:table-count="0" meta:image-count="0" meta:object-count="0" meta:page-count="2" meta:paragraph-count="20" meta:word-count="513" meta:character-count="3571" meta:non-whitespace-character-count="3075"/>
  </office:meta>
</office:document-meta>
</file>